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</office:font-face-decls>
  <office:automatic-styles>
    <style:style style:name="TBL0" style:master-page-name="master_0" style:family="table">
      <style:table-properties table:align="left" style:width="11.6944in"/>
    </style:style>
    <style:style style:name="TC0" style:family="table-column">
      <style:table-column-properties style:column-width="0.0694in"/>
    </style:style>
    <style:style style:name="TC1" style:family="table-column">
      <style:table-column-properties style:column-width="1.1111in"/>
    </style:style>
    <style:style style:name="TC2" style:family="table-column">
      <style:table-column-properties style:column-width="0.2777in"/>
    </style:style>
    <style:style style:name="TC3" style:family="table-column">
      <style:table-column-properties style:column-width="0.3194in"/>
    </style:style>
    <style:style style:name="TC4" style:family="table-column">
      <style:table-column-properties style:column-width="0.5138in"/>
    </style:style>
    <style:style style:name="TC5" style:family="table-column">
      <style:table-column-properties style:column-width="3.0555in"/>
    </style:style>
    <style:style style:name="TC6" style:family="table-column">
      <style:table-column-properties style:column-width="1.6666in"/>
    </style:style>
    <style:style style:name="TC7" style:family="table-column">
      <style:table-column-properties style:column-width="0.8472in"/>
    </style:style>
    <style:style style:name="TC8" style:family="table-column">
      <style:table-column-properties style:column-width="0.2638in"/>
    </style:style>
    <style:style style:name="TC9" style:family="table-column">
      <style:table-column-properties style:column-width="0.1388in"/>
    </style:style>
    <style:style style:name="TC10" style:family="table-column">
      <style:table-column-properties style:column-width="0.125in"/>
    </style:style>
    <style:style style:name="TC11" style:family="table-column">
      <style:table-column-properties style:column-width="0.0138in"/>
    </style:style>
    <style:style style:name="TC12" style:family="table-column">
      <style:table-column-properties style:column-width="0.8333in"/>
    </style:style>
    <style:style style:name="TC13" style:family="table-column">
      <style:table-column-properties style:column-width="0.4166in"/>
    </style:style>
    <style:style style:name="TC14" style:family="table-column">
      <style:table-column-properties style:column-width="0.1111in"/>
    </style:style>
    <style:style style:name="TC15" style:family="table-column">
      <style:table-column-properties style:column-width="0.4027in"/>
    </style:style>
    <style:style style:name="TC16" style:family="table-column">
      <style:table-column-properties style:column-width="0.0972in"/>
    </style:style>
    <style:style style:name="TR0" style:family="table-row">
      <style:table-row-properties style:use-optimal-row-height="false" style:row-height="0.2777in"/>
    </style:style>
    <style:style style:name="C0" style:family="table-cell">
      <style:table-cell-properties style:shrink-to-fit="false" fo:wrap-option="wrap" style:vertical-align="top"/>
      <style:paragraph-properties fo:text-align="start"/>
    </style:style>
    <style:style style:name="TR1" style:family="table-row">
      <style:table-row-properties style:use-optimal-row-height="false" style:row-height="0.1944in"/>
    </style:style>
    <style:style style:name="C1" style:family="table-cell">
      <style:table-cell-properties style:shrink-to-fit="false" fo:wrap-option="wrap" fo:padding-top="0.0in" fo:padding-left="0.0in" fo:padding-bottom="0.0in" fo:padding-right="0.0in" style:vertical-align="top"/>
      <style:paragraph-properties fo:text-align="start"/>
    </style:style>
    <style:style style:name="P0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style:font-name="SansSerif" fo:font-size="10.0pt" style:font-size-asian="10.0pt" style:font-size-complex="10.0pt">
</style:text-properties>
    </style:style>
    <style:style style:name="C2" style:family="table-cell">
      <style:table-cell-properties style:shrink-to-fit="false" fo:wrap-option="wrap" fo:border-top="0.0138in solid #000000" fo:padding-top="0.0in" fo:border-left="0.0138in solid #000000" fo:padding-left="0.0833in" fo:border-bottom="0.0138in solid #000000" fo:padding-bottom="0.0in" fo:border-right="0.0138in solid #000000" fo:padding-right="0.0in" style:vertical-align="middle"/>
      <style:paragraph-properties fo:text-align="center"/>
    </style:style>
    <style:style style:name="P1" style:family="paragraph">
      <style:paragraph-properties fo:line-height="100%" fo:text-align="center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1" style:family="text">
      <style:text-properties style:font-name="SansSerif" fo:font-size="10.0pt" style:font-size-asian="10.0pt" style:font-size-complex="10.0pt" fo:font-weight="bold">
</style:text-properties>
    </style:style>
    <style:style style:name="TR2" style:family="table-row">
      <style:table-row-properties style:use-optimal-row-height="false" style:row-height="0.3333in"/>
    </style:style>
    <style:style style:name="C3" style:family="table-cell">
      <style:table-cell-properties style:shrink-to-fit="false" fo:wrap-option="wrap" fo:padding-top="0.0in" fo:border-left="0.0138in solid #000000" fo:padding-left="0.0in" fo:border-bottom="0.0138in solid #000000" fo:padding-bottom="0.0in" fo:padding-right="0.0in" style:vertical-align="top"/>
      <style:paragraph-properties fo:text-align="center"/>
    </style:style>
    <style:style style:name="P2" style:family="paragraph">
      <style:paragraph-properties fo:line-height="100%" fo:text-align="center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C4" style:family="table-cell">
      <style:table-cell-properties style:shrink-to-fit="false" fo:wrap-option="wrap" fo:padding-top="0.0in" fo:border-left="0.0138in solid #000000" fo:padding-left="0.0833in" fo:border-bottom="0.0138in solid #000000" fo:padding-bottom="0.0in" fo:border-right="0.0138in solid #000000" fo:padding-right="0.0in" style:vertical-align="middle"/>
      <style:paragraph-properties fo:text-align="center"/>
    </style:style>
    <style:style style:name="C5" style:family="table-cell">
      <style:table-cell-properties style:shrink-to-fit="false" fo:wrap-option="wrap" fo:padding-top="0.0in" fo:padding-left="0.0in" fo:border-bottom="0.0138in solid #000000" fo:padding-bottom="0.0in" fo:border-right="0.0138in solid #000000" fo:padding-right="0.0in" style:vertical-align="top"/>
      <style:paragraph-properties fo:text-align="center"/>
    </style:style>
    <style:style style:name="TR3" style:family="table-row">
      <style:table-row-properties style:use-optimal-row-height="false" style:row-height="0.0138in"/>
    </style:style>
    <style:style style:name="C6" style:family="table-cell">
      <style:table-cell-properties style:shrink-to-fit="false" fo:wrap-option="wrap" fo:padding-top="0.0in" fo:border-left="0.0138in solid #000000" fo:padding-left="0.0in" fo:border-bottom="0.0138in solid #000000" fo:padding-bottom="0.0in" fo:border-right="0.0138in solid #000000" fo:padding-right="0.0in" style:vertical-align="middle"/>
      <style:paragraph-properties fo:text-align="center"/>
    </style:style>
    <style:style style:name="C7" style:family="table-cell">
      <style:table-cell-properties style:shrink-to-fit="false" fo:wrap-option="wrap" fo:padding-top="0.0in" fo:padding-left="0.0in" fo:border-bottom="0.0138in solid #000000" fo:padding-bottom="0.0in" fo:border-right="0.0138in solid #000000" fo:padding-right="0.0in" style:vertical-align="middle"/>
      <style:paragraph-properties fo:text-align="center"/>
    </style:style>
    <style:style style:name="C8" style:family="table-cell">
      <style:table-cell-properties style:shrink-to-fit="false" fo:wrap-option="wrap" fo:padding-top="0.0in" fo:padding-left="0.0555in" fo:border-bottom="0.0138in solid #000000" fo:padding-bottom="0.0in" fo:border-right="0.0138in solid #000000" fo:padding-right="0.0in" style:vertical-align="middle"/>
      <style:paragraph-properties fo:text-align="start"/>
    </style:style>
    <style:style style:name="P3" style:family="paragraph">
      <style:paragraph-properties fo:line-height="100%" fo:text-align="start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C9" style:family="table-cell">
      <style:table-cell-properties style:shrink-to-fit="false" fo:wrap-option="wrap" fo:padding-top="0.0138in" fo:padding-left="0.0138in" fo:border-bottom="0.0138in solid #000000" fo:padding-bottom="0.0138in" fo:border-right="0.0138in solid #000000" fo:padding-right="0.0138in" style:vertical-align="top"/>
      <style:paragraph-properties fo:text-align="center"/>
    </style:style>
    <style:style style:name="T2" style:family="text">
      <style:text-properties style:font-name="SansSerif" fo:font-size="10.0pt" style:font-size-asian="10.0pt" style:font-size-complex="10.0pt" style:text-underline-type="single">
</style:text-properties>
    </style:style>
    <style:style style:name="C10" style:family="table-cell">
      <style:table-cell-properties style:shrink-to-fit="false" fo:wrap-option="wrap" fo:padding-top="0.0138in" fo:padding-left="0.0138in" fo:border-bottom="0.0138in solid #000000" fo:padding-bottom="0.0138in" fo:border-right="0.0138in solid #000000" fo:padding-right="0.0138in" style:vertical-align="middle"/>
      <style:paragraph-properties fo:text-align="center"/>
    </style:style>
    <style:style style:name="C11" style:family="table-cell">
      <style:table-cell-properties style:shrink-to-fit="false" fo:wrap-option="wrap" fo:padding-top="0.0in" fo:padding-left="0.375in" fo:border-bottom="0.0138in solid #000000" fo:padding-bottom="0.0in" fo:border-right="0.0138in solid #000000" fo:padding-right="0.0in" style:vertical-align="middle"/>
      <style:paragraph-properties fo:text-align="start"/>
    </style:style>
    <style:style style:name="TR4" style:family="table-row">
      <style:table-row-properties style:use-optimal-row-height="false" style:row-height="0.0277in"/>
    </style:style>
    <style:style style:name="C12" style:family="table-cell">
      <style:table-cell-properties style:shrink-to-fit="false" fo:wrap-option="wrap" fo:padding-top="0.0138in" fo:border-left="0.0138in solid #000000" fo:padding-left="0.0138in" fo:border-bottom="0.0138in solid #000000" fo:padding-bottom="0.0138in" fo:border-right="0.0138in solid #000000" fo:padding-right="0.0138in" style:vertical-align="top"/>
      <style:paragraph-properties fo:text-align="center"/>
    </style:style>
    <style:style style:name="C13" style:family="table-cell">
      <style:table-cell-properties style:shrink-to-fit="false" fo:wrap-option="wrap" fo:padding-top="0.0138in" fo:padding-left="0.0138in" fo:border-bottom="0.0138in solid #000000" fo:padding-bottom="0.0138in" fo:border-right="0.0138in solid #000000" fo:padding-right="0.0138in" style:vertical-align="top"/>
      <style:paragraph-properties fo:text-align="start"/>
    </style:style>
    <style:style style:name="TR5" style:family="table-row">
      <style:table-row-properties style:use-optimal-row-height="false" style:row-height="0.3055in"/>
    </style:style>
    <style:style style:name="C14" style:family="table-cell">
      <style:table-cell-properties style:shrink-to-fit="false" fo:wrap-option="wrap" fo:padding-top="0.0in" fo:border-left="0.0138in solid #000000" fo:padding-left="0.0in" fo:border-bottom="0.0138in solid #000000" fo:padding-bottom="0.0in" fo:padding-right="0.0in" style:vertical-align="top"/>
      <style:paragraph-properties fo:text-align="start"/>
    </style:style>
    <style:style style:name="TR6" style:family="table-row">
      <style:table-row-properties style:use-optimal-row-height="false" style:row-height="0.3888in"/>
    </style:style>
    <style:style style:name="TR7" style:family="table-row">
      <style:table-row-properties style:use-optimal-row-height="false" style:row-height="0.25in"/>
    </style:style>
    <style:style style:name="C15" style:family="table-cell">
      <style:table-cell-properties style:shrink-to-fit="false" fo:wrap-option="wrap" fo:border-top="0.0138in solid #000000" fo:padding-top="0.0138in" fo:border-left="0.0138in solid #000000" fo:padding-left="0.0138in" fo:border-bottom="0.0138in solid #000000" fo:padding-bottom="0.0138in" fo:border-right="0.0138in solid #000000" fo:padding-right="0.0138in" style:vertical-align="top"/>
      <style:paragraph-properties fo:text-align="start"/>
    </style:style>
    <style:style style:name="C16" style:family="table-cell">
      <style:table-cell-properties style:shrink-to-fit="false" fo:wrap-option="wrap" fo:border-top="0.0138in solid #000000" fo:padding-top="0.0138in" fo:padding-left="0.0138in" fo:border-bottom="0.0138in solid #000000" fo:padding-bottom="0.0138in" fo:border-right="0.0138in solid #000000" fo:padding-right="0.0138in" style:vertical-align="middle"/>
      <style:paragraph-properties fo:text-align="center"/>
    </style:style>
    <style:style style:name="C17" style:family="table-cell">
      <style:table-cell-properties style:shrink-to-fit="false" fo:wrap-option="wrap" fo:border-top="0.0138in solid #000000" fo:padding-top="0.0138in" fo:padding-left="0.0138in" fo:border-bottom="0.0138in solid #000000" fo:padding-bottom="0.0138in" fo:border-right="0.0138in solid #000000" fo:padding-right="0.0138in" style:vertical-align="top"/>
      <style:paragraph-properties fo:text-align="center"/>
    </style:style>
    <style:style style:name="C18" style:family="table-cell">
      <style:table-cell-properties style:shrink-to-fit="false" fo:wrap-option="wrap" fo:padding-top="0.0138in" fo:border-left="0.0138in solid #000000" fo:padding-left="0.0138in" fo:border-bottom="0.0138in solid #000000" fo:padding-bottom="0.0138in" fo:border-right="0.0138in solid #000000" fo:padding-right="0.0138in" style:vertical-align="middle"/>
      <style:paragraph-properties fo:text-align="center"/>
    </style:style>
    <style:style style:name="TR8" style:family="table-row">
      <style:table-row-properties style:use-optimal-row-height="false" style:row-height="0.2222in"/>
    </style:style>
    <style:style style:name="C19" style:family="table-cell">
      <style:table-cell-properties style:shrink-to-fit="false" fo:wrap-option="wrap" fo:padding-top="0.0in" fo:padding-left="0.0555in" fo:border-bottom="0.0138in solid #000000" fo:padding-bottom="0.0in" fo:border-right="0.0138in solid #000000" fo:padding-right="0.0in" style:vertical-align="middle"/>
      <style:paragraph-properties fo:text-align="center"/>
    </style:style>
    <style:style style:name="TR9" style:family="table-row">
      <style:table-row-properties style:use-optimal-row-height="false" style:row-height="0.0972in"/>
    </style:style>
    <style:style style:name="C20" style:family="table-cell">
      <style:table-cell-properties style:shrink-to-fit="false" fo:wrap-option="wrap" fo:border-top="0.0138in solid #000000" fo:padding-top="0.0in" fo:border-left="0.0138in solid #000000" fo:padding-left="0.0in" fo:border-bottom="0.0138in solid #000000" fo:padding-bottom="0.0in" fo:border-right="0.0138in solid #000000" fo:padding-right="0.0in" style:vertical-align="middle"/>
      <style:paragraph-properties fo:text-align="center"/>
    </style:style>
    <style:style style:name="C21" style:family="table-cell">
      <style:table-cell-properties style:shrink-to-fit="false" fo:wrap-option="wrap" fo:padding-top="0.0in" fo:border-left="0.0138in solid #000000" fo:padding-left="0.0in" fo:border-bottom="0.0138in solid #000000" fo:padding-bottom="0.0in" fo:border-right="0.0138in solid #000000" fo:padding-right="0.0in" style:vertical-align="top"/>
      <style:paragraph-properties fo:text-align="center"/>
    </style:style>
    <style:style style:name="T3" style:family="text">
      <style:text-properties style:font-name="SansSerif" fo:font-size="9.0pt" style:font-size-asian="9.0pt" style:font-size-complex="9.0pt" fo:font-weight="bold">
</style:text-properties>
    </style:style>
    <style:style style:name="T4" style:family="text">
      <style:text-properties style:font-name="SansSerif" fo:font-size="9.0pt" style:font-size-asian="9.0pt" style:font-size-complex="9.0pt">
</style:text-properties>
    </style:style>
    <style:style style:name="C22" style:family="table-cell">
      <style:table-cell-properties style:shrink-to-fit="false" fo:wrap-option="wrap" fo:padding-top="0.0in" fo:border-left="0.0138in solid #000000" fo:padding-left="0.0in" fo:border-bottom="0.0138in solid #000000" fo:padding-bottom="0.0in" fo:padding-right="0.0in" style:vertical-align="middle"/>
      <style:paragraph-properties fo:text-align="center"/>
    </style:style>
    <style:style style:name="C23" style:family="table-cell">
      <style:table-cell-properties style:shrink-to-fit="false" fo:wrap-option="wrap" fo:padding-top="0.0in" fo:border-left="0.0138in solid #000000" fo:padding-left="0.0555in" fo:border-bottom="0.0138in solid #000000" fo:padding-bottom="0.0in" fo:border-right="0.0138in solid #000000" fo:padding-right="0.0in" style:vertical-align="middle"/>
      <style:paragraph-properties fo:text-align="start"/>
    </style:style>
    <style:style style:name="C24" style:family="table-cell">
      <style:table-cell-properties style:shrink-to-fit="false" fo:wrap-option="wrap" fo:padding-top="0.0in" fo:border-left="0.0138in solid #000000" fo:padding-left="0.0555in" fo:border-bottom="0.0138in solid #000000" fo:padding-bottom="0.0in" fo:border-right="0.0138in solid #000000" fo:padding-right="0.0in" style:vertical-align="middle"/>
      <style:paragraph-properties fo:text-align="center"/>
    </style:style>
    <style:style style:name="C25" style:family="table-cell">
      <style:table-cell-properties style:shrink-to-fit="false" fo:wrap-option="wrap" fo:padding-top="0.0in" fo:padding-left="0.0in" fo:padding-bottom="0.0in" fo:padding-right="0.0in" style:vertical-align="top"/>
      <style:paragraph-properties fo:text-align="end"/>
    </style:style>
    <style:style style:name="P4" style:family="paragraph">
      <style:paragraph-properties fo:line-height="100%" fo:text-align="end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spreadsheet>
      <office:forms form:automatic-focus="false" form:apply-design-mode="false"/>
      <table:table table:name="Edition détaillée - Commune" table:style-name="TBL0">
        <table:table-column table:style-name="TC0">
</table:table-column>
        <table:table-column table:style-name="TC1">
</table:table-column>
        <table:table-column table:style-name="TC2">
</table:table-column>
        <table:table-column table:style-name="TC3">
</table:table-column>
        <table:table-column table:style-name="TC4">
</table:table-column>
        <table:table-column table:style-name="TC1">
</table:table-column>
        <table:table-column table:style-name="TC5">
</table:table-column>
        <table:table-column table:style-name="TC6">
</table:table-column>
        <table:table-column table:style-name="TC7">
</table:table-column>
        <table:table-column table:style-name="TC8">
</table:table-column>
        <table:table-column table:style-name="TC9">
</table:table-column>
        <table:table-column table:style-name="TC10">
</table:table-column>
        <table:table-column table:style-name="TC11">
</table:table-column>
        <table:table-column table:style-name="TC12">
</table:table-column>
        <table:table-column table:style-name="TC9">
</table:table-column>
        <table:table-column table:style-name="TC13">
</table:table-column>
        <table:table-column table:style-name="TC14">
</table:table-column>
        <table:table-column table:style-name="TC0">
</table:table-column>
        <table:table-column table:style-name="TC14">
</table:table-column>
        <table:table-column table:style-name="TC15">
</table:table-column>
        <table:table-column table:style-name="TC16">
</table:table-column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 table:number-columns-spanned="8">
            <text:p text:style-name="P0"><text:bookmark text:name="JR_PAGE_ANCHOR_0_1"/><text:span text:style-name="T0">BOULOGNE-BILLANCOURT - Hauts-de-Seine</text:span></text:p>
          </table:table-cell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 table:number-columns-spanned="11">
            <text:p text:style-name="P0"><text:span text:style-name="T0">Population légale en vigueur au 1er janvier de l'exercice : 115 264 habitants - Budget principal seul</text:span></text:p>
          </table:table-cell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 table:number-columns-spanned="6">
            <text:p text:style-name="P0"><text:span text:style-name="T0">Strate : communes de plus de 100 000 hab appartenant à un groupement fiscalisé (FPU)</text:span></text:p>
          </table:table-cell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 table:number-columns-spanned="3">
            <text:p text:style-name="P0"><text:span text:style-name="T0">Exercice 2013</text:span></text:p>
          </table:table-cell>
          <table:table-cell table:style-name="C1"/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2" table:number-columns-spanned="19">
            <text:p text:style-name="P1"><text:span text:style-name="T1"> ANALYSE DES EQUILIBRES FINANCIERS FONDAMENTAUX</text:span></text:p>
          </table:table-cell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0"/>
        </table:table-row>
        <table:table-row table:style-name="TR2">
          <table:table-cell table:style-name="C0"/>
          <table:table-cell table:style-name="C3">
            <text:p text:style-name="P2"><text:span text:style-name="T0">En milliers d'Euros</text:span></text:p>
          </table:table-cell>
          <table:table-cell table:style-name="C3" table:number-columns-spanned="3">
            <text:p text:style-name="P2"><text:span text:style-name="T0">Euros par habitant</text:span></text:p>
          </table:table-cell>
          <table:table-cell table:style-name="C3"/>
          <table:table-cell table:style-name="C3"/>
          <table:table-cell table:style-name="C3">
            <text:p text:style-name="P2"><text:span text:style-name="T0">Moyenne de la strate</text:span></text:p>
          </table:table-cell>
          <table:table-cell table:style-name="C4" table:number-columns-spanned="5">
            <text:p text:style-name="P1"><text:span text:style-name="T1">OPERATIONS DE FONCTIONNEMENT</text:span></text:p>
          </table:table-cell>
          <table:table-cell table:style-name="C4"/>
          <table:table-cell table:style-name="C4"/>
          <table:table-cell table:style-name="C4"/>
          <table:table-cell table:style-name="C4"/>
          <table:table-cell table:style-name="C5" table:number-columns-spanned="4">
            <text:p text:style-name="P2"><text:span text:style-name="T0">Ratios de structure</text:span></text:p>
          </table:table-cell>
          <table:table-cell table:style-name="C5"/>
          <table:table-cell table:style-name="C5"/>
          <table:table-cell table:style-name="C5"/>
          <table:table-cell table:style-name="C5" table:number-columns-spanned="5">
            <text:p text:style-name="P2"><text:span text:style-name="T0">Moyenne de la strate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181 827</text:span></text:p>
          </table:table-cell>
          <table:table-cell table:style-name="C7" table:number-columns-spanned="3">
            <text:p text:style-name="P1"><text:span text:style-name="T0">1 577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 434</text:span></text:p>
          </table:table-cell>
          <table:table-cell table:style-name="C8" table:number-columns-spanned="5">
            <text:p text:style-name="P3"><text:span text:style-name="T1">TOTAL DES PRODUITS DE FONCTIONNEMENT = A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9">
            <text:p text:style-name="P2"><text:span text:style-name="T2">en % des produits CAF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59 751</text:span></text:p>
          </table:table-cell>
          <table:table-cell table:style-name="C7" table:number-columns-spanned="3">
            <text:p text:style-name="P1"><text:span text:style-name="T0">518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586</text:span></text:p>
          </table:table-cell>
          <table:table-cell table:style-name="C8" table:number-columns-spanned="5">
            <text:p text:style-name="P3"><text:span text:style-name="T0">dont : Impôts Locaux 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10" table:number-columns-spanned="4">
            <text:p text:style-name="P1"><text:span text:style-name="T0">32,86</text:span></text:p>
          </table:table-cell>
          <table:table-cell table:style-name="C10"/>
          <table:table-cell table:style-name="C10"/>
          <table:table-cell table:style-name="C10"/>
          <table:table-cell table:style-name="C10" table:number-columns-spanned="5">
            <text:p text:style-name="P1"><text:span text:style-name="T0">40,86</text:span></text:p>
          </table:table-cell>
          <table:table-cell table:style-name="C10"/>
          <table:table-cell table:style-name="C10"/>
          <table:table-cell table:style-name="C10"/>
          <table:table-cell table:style-name="C10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6 459</text:span></text:p>
          </table:table-cell>
          <table:table-cell table:style-name="C7" table:number-columns-spanned="3">
            <text:p text:style-name="P1"><text:span text:style-name="T0">56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04</text:span></text:p>
          </table:table-cell>
          <table:table-cell table:style-name="C11" table:number-columns-spanned="5">
            <text:p text:style-name="P3"><text:span text:style-name="T0">Autres impôts et taxes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10" table:number-columns-spanned="4">
            <text:p text:style-name="P1"><text:span text:style-name="T0">3,55</text:span></text:p>
          </table:table-cell>
          <table:table-cell table:style-name="C10"/>
          <table:table-cell table:style-name="C10"/>
          <table:table-cell table:style-name="C10"/>
          <table:table-cell table:style-name="C10" table:number-columns-spanned="5">
            <text:p text:style-name="P1"><text:span text:style-name="T0">7,24</text:span></text:p>
          </table:table-cell>
          <table:table-cell table:style-name="C10"/>
          <table:table-cell table:style-name="C10"/>
          <table:table-cell table:style-name="C10"/>
          <table:table-cell table:style-name="C10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16 351</text:span></text:p>
          </table:table-cell>
          <table:table-cell table:style-name="C7" table:number-columns-spanned="3">
            <text:p text:style-name="P1"><text:span text:style-name="T0">142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274</text:span></text:p>
          </table:table-cell>
          <table:table-cell table:style-name="C11" table:number-columns-spanned="5">
            <text:p text:style-name="P3"><text:span text:style-name="T0">Dotation globale de fonctionnement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10" table:number-columns-spanned="4">
            <text:p text:style-name="P1"><text:span text:style-name="T0">8,99</text:span></text:p>
          </table:table-cell>
          <table:table-cell table:style-name="C10"/>
          <table:table-cell table:style-name="C10"/>
          <table:table-cell table:style-name="C10"/>
          <table:table-cell table:style-name="C10" table:number-columns-spanned="5">
            <text:p text:style-name="P1"><text:span text:style-name="T0">19,11</text:span></text:p>
          </table:table-cell>
          <table:table-cell table:style-name="C10"/>
          <table:table-cell table:style-name="C10"/>
          <table:table-cell table:style-name="C10"/>
          <table:table-cell table:style-name="C10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173 687</text:span></text:p>
          </table:table-cell>
          <table:table-cell table:style-name="C7" table:number-columns-spanned="3">
            <text:p text:style-name="P1"><text:span text:style-name="T0">1 507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 330</text:span></text:p>
          </table:table-cell>
          <table:table-cell table:style-name="C8" table:number-columns-spanned="5">
            <text:p text:style-name="P3"><text:span text:style-name="T1">TOTAL DES CHARGES DE FONCTIONNEMENT = B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9">
            <text:p text:style-name="P2"><text:span text:style-name="T2">en % des charges CAF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88 311</text:span></text:p>
          </table:table-cell>
          <table:table-cell table:style-name="C7" table:number-columns-spanned="3">
            <text:p text:style-name="P1"><text:span text:style-name="T0">766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679</text:span></text:p>
          </table:table-cell>
          <table:table-cell table:style-name="C8" table:number-columns-spanned="5">
            <text:p text:style-name="P3"><text:span text:style-name="T0">dont : Charges de personnel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4">
            <text:p text:style-name="P2"><text:span text:style-name="T0">50,85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51,07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34 919</text:span></text:p>
          </table:table-cell>
          <table:table-cell table:style-name="C7" table:number-columns-spanned="3">
            <text:p text:style-name="P1"><text:span text:style-name="T0">303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265</text:span></text:p>
          </table:table-cell>
          <table:table-cell table:style-name="C11" table:number-columns-spanned="5">
            <text:p text:style-name="P3"><text:span text:style-name="T0">Achats et charges externes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9" table:number-columns-spanned="4">
            <text:p text:style-name="P2"><text:span text:style-name="T0">20,10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19,89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3 742</text:span></text:p>
          </table:table-cell>
          <table:table-cell table:style-name="C7" table:number-columns-spanned="3">
            <text:p text:style-name="P1"><text:span text:style-name="T0">32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36</text:span></text:p>
          </table:table-cell>
          <table:table-cell table:style-name="C11" table:number-columns-spanned="5">
            <text:p text:style-name="P3"><text:span text:style-name="T0">Charges financières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9" table:number-columns-spanned="4">
            <text:p text:style-name="P2"><text:span text:style-name="T0">2,15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2,67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3 926</text:span></text:p>
          </table:table-cell>
          <table:table-cell table:style-name="C7" table:number-columns-spanned="3">
            <text:p text:style-name="P1"><text:span text:style-name="T0">34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29</text:span></text:p>
          </table:table-cell>
          <table:table-cell table:style-name="C11" table:number-columns-spanned="5">
            <text:p text:style-name="P3"><text:span text:style-name="T0">Contingents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9" table:number-columns-spanned="4">
            <text:p text:style-name="P2"><text:span text:style-name="T0">2,26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2,22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9 273</text:span></text:p>
          </table:table-cell>
          <table:table-cell table:style-name="C7" table:number-columns-spanned="3">
            <text:p text:style-name="P1"><text:span text:style-name="T0">80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68</text:span></text:p>
          </table:table-cell>
          <table:table-cell table:style-name="C11" table:number-columns-spanned="5">
            <text:p text:style-name="P3"><text:span text:style-name="T0">Subventions versées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9" table:number-columns-spanned="4">
            <text:p text:style-name="P2"><text:span text:style-name="T0">5,34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12,62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2">
            <text:p text:style-name="P2"><text:span text:style-name="T0">8 140</text:span></text:p>
          </table:table-cell>
          <table:table-cell table:style-name="C9" table:number-columns-spanned="3">
            <text:p text:style-name="P2"><text:span text:style-name="T0">71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103</text:span></text:p>
          </table:table-cell>
          <table:table-cell table:style-name="C8" table:number-columns-spanned="5">
            <text:p text:style-name="P3"><text:span text:style-name="T1">RESULTAT COMPTABLE = A - B = R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13" table:number-columns-spanned="4">
            <text:p text:style-name="P0"/>
          </table:table-cell>
          <table:table-cell table:style-name="C13"/>
          <table:table-cell table:style-name="C13"/>
          <table:table-cell table:style-name="C13"/>
          <table:table-cell table:style-name="C13" table:number-columns-spanned="5">
            <text:p text:style-name="P0"/>
          </table:table-cell>
          <table:table-cell table:style-name="C13"/>
          <table:table-cell table:style-name="C13"/>
          <table:table-cell table:style-name="C13"/>
          <table:table-cell table:style-name="C13"/>
          <table:table-cell table:style-name="C0"/>
        </table:table-row>
        <table:table-row table:style-name="TR5">
          <table:table-cell table:style-name="C0"/>
          <table:table-cell table:style-name="C14" table:number-columns-spanned="5">
            <text:p text:style-name="P0"/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4" table:number-columns-spanned="5">
            <text:p text:style-name="P1"><text:span text:style-name="T1">OPERATIONS D'INVESTISSEMENT</text:span></text:p>
          </table:table-cell>
          <table:table-cell table:style-name="C4"/>
          <table:table-cell table:style-name="C4"/>
          <table:table-cell table:style-name="C4"/>
          <table:table-cell table:style-name="C4"/>
          <table:table-cell table:style-name="C5" table:number-columns-spanned="9">
            <text:p text:style-name="P2"/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12">
            <text:p text:style-name="P2"><text:span text:style-name="T0">32 949</text:span></text:p>
          </table:table-cell>
          <table:table-cell table:style-name="C9" table:number-columns-spanned="3">
            <text:p text:style-name="P2"><text:span text:style-name="T0">286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595</text:span></text:p>
          </table:table-cell>
          <table:table-cell table:style-name="C8" table:number-columns-spanned="5">
            <text:p text:style-name="P3"><text:span text:style-name="T1">TOTAL DES RESSOURCES D'INVESTISSEMENT = C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9">
            <text:p text:style-name="P2"><text:span text:style-name="T2">en % des ressources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2">
            <text:p text:style-name="P2"><text:span text:style-name="T0">0</text:span></text:p>
          </table:table-cell>
          <table:table-cell table:style-name="C9" table:number-columns-spanned="3">
            <text:p text:style-name="P2"><text:span text:style-name="T0">0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151</text:span></text:p>
          </table:table-cell>
          <table:table-cell table:style-name="C8" table:number-columns-spanned="5">
            <text:p text:style-name="P3"><text:span text:style-name="T0">dont : Emprunts bancaires et dettes assimilées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4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25,35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2">
            <text:p text:style-name="P2"><text:span text:style-name="T0">14 179</text:span></text:p>
          </table:table-cell>
          <table:table-cell table:style-name="C9" table:number-columns-spanned="3">
            <text:p text:style-name="P2"><text:span text:style-name="T0">123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62</text:span></text:p>
          </table:table-cell>
          <table:table-cell table:style-name="C11" table:number-columns-spanned="5">
            <text:p text:style-name="P3"><text:span text:style-name="T0">Subventions reçues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9" table:number-columns-spanned="4">
            <text:p text:style-name="P2"><text:span text:style-name="T0">43,03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10,46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2">
            <text:p text:style-name="P2"><text:span text:style-name="T0">1 919</text:span></text:p>
          </table:table-cell>
          <table:table-cell table:style-name="C9" table:number-columns-spanned="3">
            <text:p text:style-name="P2"><text:span text:style-name="T0">17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37</text:span></text:p>
          </table:table-cell>
          <table:table-cell table:style-name="C11" table:number-columns-spanned="5">
            <text:p text:style-name="P3"><text:span text:style-name="T0">FCTVA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9" table:number-columns-spanned="4">
            <text:p text:style-name="P2"><text:span text:style-name="T0">5,82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6,18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2">
            <text:p text:style-name="P2"><text:span text:style-name="T0">0</text:span></text:p>
          </table:table-cell>
          <table:table-cell table:style-name="C9" table:number-columns-spanned="3">
            <text:p text:style-name="P2"><text:span text:style-name="T0">0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0</text:span></text:p>
          </table:table-cell>
          <table:table-cell table:style-name="C11" table:number-columns-spanned="5">
            <text:p text:style-name="P3"><text:span text:style-name="T0">Retour de biens affectés, concédés, ...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9" table:number-columns-spanned="4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2">
            <text:p text:style-name="P2"><text:span text:style-name="T0">61 786</text:span></text:p>
          </table:table-cell>
          <table:table-cell table:style-name="C9" table:number-columns-spanned="3">
            <text:p text:style-name="P2"><text:span text:style-name="T0">536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600</text:span></text:p>
          </table:table-cell>
          <table:table-cell table:style-name="C8" table:number-columns-spanned="5">
            <text:p text:style-name="P3"><text:span text:style-name="T1">TOTAL DES EMPLOIS D'INVESTISSEMENT = D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9">
            <text:p text:style-name="P2"><text:span text:style-name="T2">en % des emplois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2">
            <text:p text:style-name="P2"><text:span text:style-name="T0">48 795</text:span></text:p>
          </table:table-cell>
          <table:table-cell table:style-name="C9" table:number-columns-spanned="3">
            <text:p text:style-name="P2"><text:span text:style-name="T0">423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393</text:span></text:p>
          </table:table-cell>
          <table:table-cell table:style-name="C8" table:number-columns-spanned="5">
            <text:p text:style-name="P3"><text:span text:style-name="T0">dont : Dépenses d'équipement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4">
            <text:p text:style-name="P2"><text:span text:style-name="T0">78,97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65,49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2">
            <text:p text:style-name="P2"><text:span text:style-name="T0">11 109</text:span></text:p>
          </table:table-cell>
          <table:table-cell table:style-name="C5" table:number-columns-spanned="3">
            <text:p text:style-name="P2"><text:span text:style-name="T0">96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112</text:span></text:p>
          </table:table-cell>
          <table:table-cell table:style-name="C11" table:number-columns-spanned="5">
            <text:p text:style-name="P3"><text:span text:style-name="T0">Remboursement d'emprunts et dettes assimilées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9" table:number-columns-spanned="4">
            <text:p text:style-name="P2"><text:span text:style-name="T0">17,98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18,60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2">
            <text:p text:style-name="P2"><text:span text:style-name="T0">0</text:span></text:p>
          </table:table-cell>
          <table:table-cell table:style-name="C5" table:number-columns-spanned="3">
            <text:p text:style-name="P2"><text:span text:style-name="T0">0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0</text:span></text:p>
          </table:table-cell>
          <table:table-cell table:style-name="C11" table:number-columns-spanned="5">
            <text:p text:style-name="P3"><text:span text:style-name="T0">Charges à répartir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9" table:number-columns-spanned="4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2">
            <text:p text:style-name="P2"><text:span text:style-name="T0">0</text:span></text:p>
          </table:table-cell>
          <table:table-cell table:style-name="C5" table:number-columns-spanned="3">
            <text:p text:style-name="P2"><text:span text:style-name="T0">0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0</text:span></text:p>
          </table:table-cell>
          <table:table-cell table:style-name="C11" table:number-columns-spanned="5">
            <text:p text:style-name="P3"><text:span text:style-name="T0">Immobilisations affectées, concédées, ...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9" table:number-columns-spanned="4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6">
          <table:table-cell table:style-name="C0"/>
          <table:table-cell table:style-name="C12">
            <text:p text:style-name="P2"><text:span text:style-name="T0">28 837</text:span></text:p>
          </table:table-cell>
          <table:table-cell table:style-name="C5" table:number-columns-spanned="3">
            <text:p text:style-name="P2"><text:span text:style-name="T0">250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6</text:span></text:p>
          </table:table-cell>
          <table:table-cell table:style-name="C8" table:number-columns-spanned="5">
            <text:p text:style-name="P3"><text:span text:style-name="T1">Besoin ou capacité de financement résiduel de la section d'investissement = D - C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9">
            <text:p text:style-name="P2"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2">
            <text:p text:style-name="P2"><text:span text:style-name="T0">0</text:span></text:p>
          </table:table-cell>
          <table:table-cell table:style-name="C5" table:number-columns-spanned="3">
            <text:p text:style-name="P2"><text:span text:style-name="T0">0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0</text:span></text:p>
          </table:table-cell>
          <table:table-cell table:style-name="C8" table:number-columns-spanned="5">
            <text:p text:style-name="P3"><text:span text:style-name="T0">+ Solde des opérations pour le compte de tiers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9">
            <text:p text:style-name="P2"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6">
          <table:table-cell table:style-name="C0"/>
          <table:table-cell table:style-name="C12">
            <text:p text:style-name="P2"><text:span text:style-name="T0">28 837</text:span></text:p>
          </table:table-cell>
          <table:table-cell table:style-name="C5" table:number-columns-spanned="3">
            <text:p text:style-name="P2"><text:span text:style-name="T0">250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6</text:span></text:p>
          </table:table-cell>
          <table:table-cell table:style-name="C8" table:number-columns-spanned="5">
            <text:p text:style-name="P3"><text:span text:style-name="T1">= Besoin ou capacité de financement de la section d'investissement = E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9">
            <text:p text:style-name="P2"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2">
            <text:p text:style-name="P2"><text:span text:style-name="T0">-20 697</text:span></text:p>
          </table:table-cell>
          <table:table-cell table:style-name="C9" table:number-columns-spanned="3">
            <text:p text:style-name="P2"><text:span text:style-name="T0">-180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98</text:span></text:p>
          </table:table-cell>
          <table:table-cell table:style-name="C8" table:number-columns-spanned="5">
            <text:p text:style-name="P3"><text:span text:style-name="T1">Résultat d'ensemble = R - E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9">
            <text:p text:style-name="P2"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7">
          <table:table-cell table:style-name="C0"/>
          <table:table-cell table:style-name="C15" table:number-columns-spanned="5">
            <text:p text:style-name="P0"/>
          </table:table-cell>
          <table:table-cell table:style-name="C15"/>
          <table:table-cell table:style-name="C15"/>
          <table:table-cell table:style-name="C15"/>
          <table:table-cell table:style-name="C15"/>
          <table:table-cell table:style-name="C16" table:number-columns-spanned="5">
            <text:p text:style-name="P1"><text:span text:style-name="T1">AUTOFINANCEMENT</text:span></text:p>
          </table:table-cell>
          <table:table-cell table:style-name="C16"/>
          <table:table-cell table:style-name="C16"/>
          <table:table-cell table:style-name="C16"/>
          <table:table-cell table:style-name="C16"/>
          <table:table-cell table:style-name="C17" table:number-columns-spanned="9">
            <text:p text:style-name="P2"><text:span text:style-name="T2">en % des produits CAF</text:span></text:p>
          </table:table-cell>
          <table:table-cell table:style-name="C17"/>
          <table:table-cell table:style-name="C17"/>
          <table:table-cell table:style-name="C17"/>
          <table:table-cell table:style-name="C17"/>
          <table:table-cell table:style-name="C17"/>
          <table:table-cell table:style-name="C17"/>
          <table:table-cell table:style-name="C17"/>
          <table:table-cell table:style-name="C17"/>
          <table:table-cell table:style-name="C0"/>
        </table:table-row>
        <table:table-row table:style-name="TR1">
          <table:table-cell table:style-name="C0"/>
          <table:table-cell table:style-name="C18">
            <text:p text:style-name="P1"><text:span text:style-name="T0">40 150</text:span></text:p>
          </table:table-cell>
          <table:table-cell table:style-name="C10" table:number-columns-spanned="3">
            <text:p text:style-name="P1"><text:span text:style-name="T0">348</text:span></text:p>
          </table:table-cell>
          <table:table-cell table:style-name="C10"/>
          <table:table-cell table:style-name="C10"/>
          <table:table-cell table:style-name="C10">
            <text:p text:style-name="P1"><text:span text:style-name="T0">211</text:span></text:p>
          </table:table-cell>
          <table:table-cell table:style-name="C8" table:number-columns-spanned="5">
            <text:p text:style-name="P3"><text:span text:style-name="T0">Excédent brut de fonctionnement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7" table:number-columns-spanned="4">
            <text:p text:style-name="P1"><text:span text:style-name="T0">22,08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5">
            <text:p text:style-name="P1"><text:span text:style-name="T0">14,72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18">
            <text:p text:style-name="P1"><text:span text:style-name="T0">21 295</text:span></text:p>
          </table:table-cell>
          <table:table-cell table:style-name="C10" table:number-columns-spanned="3">
            <text:p text:style-name="P1"><text:span text:style-name="T0">185</text:span></text:p>
          </table:table-cell>
          <table:table-cell table:style-name="C10"/>
          <table:table-cell table:style-name="C10"/>
          <table:table-cell table:style-name="C10">
            <text:p text:style-name="P1"><text:span text:style-name="T0">167</text:span></text:p>
          </table:table-cell>
          <table:table-cell table:style-name="C8" table:number-columns-spanned="5">
            <text:p text:style-name="P3"><text:span text:style-name="T0">Capacité d'autofinancement = CAF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7" table:number-columns-spanned="4">
            <text:p text:style-name="P1"><text:span text:style-name="T0">11,71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5">
            <text:p text:style-name="P1"><text:span text:style-name="T0">11,66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18">
            <text:p text:style-name="P1"><text:span text:style-name="T0">10 186</text:span></text:p>
          </table:table-cell>
          <table:table-cell table:style-name="C10" table:number-columns-spanned="3">
            <text:p text:style-name="P1"><text:span text:style-name="T0">88</text:span></text:p>
          </table:table-cell>
          <table:table-cell table:style-name="C10"/>
          <table:table-cell table:style-name="C10"/>
          <table:table-cell table:style-name="C10">
            <text:p text:style-name="P1"><text:span text:style-name="T0">56</text:span></text:p>
          </table:table-cell>
          <table:table-cell table:style-name="C8" table:number-columns-spanned="5">
            <text:p text:style-name="P3"><text:span text:style-name="T0">CAF nette du remboursement en capital des emprunts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7" table:number-columns-spanned="4">
            <text:p text:style-name="P1"><text:span text:style-name="T0">5,60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5">
            <text:p text:style-name="P1"><text:span text:style-name="T0">3,88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7">
          <table:table-cell table:style-name="C0"/>
          <table:table-cell table:style-name="C18" table:number-columns-spanned="5">
            <text:p text:style-name="P1"/>
          </table:table-cell>
          <table:table-cell table:style-name="C18"/>
          <table:table-cell table:style-name="C18"/>
          <table:table-cell table:style-name="C18"/>
          <table:table-cell table:style-name="C18"/>
          <table:table-cell table:style-name="C10" table:number-columns-spanned="5">
            <text:p text:style-name="P1"><text:span text:style-name="T1">ENDETTEMENT</text:span></text:p>
          </table:table-cell>
          <table:table-cell table:style-name="C10"/>
          <table:table-cell table:style-name="C10"/>
          <table:table-cell table:style-name="C10"/>
          <table:table-cell table:style-name="C10"/>
          <table:table-cell table:style-name="C10" table:number-columns-spanned="9">
            <text:p text:style-name="P1"><text:span text:style-name="T2">en % des produits CAF</text:span></text:p>
          </table:table-cell>
          <table:table-cell table:style-name="C10"/>
          <table:table-cell table:style-name="C10"/>
          <table:table-cell table:style-name="C10"/>
          <table:table-cell table:style-name="C10"/>
          <table:table-cell table:style-name="C10"/>
          <table:table-cell table:style-name="C10"/>
          <table:table-cell table:style-name="C10"/>
          <table:table-cell table:style-name="C10"/>
          <table:table-cell table:style-name="C0"/>
        </table:table-row>
        <table:table-row table:style-name="TR1">
          <table:table-cell table:style-name="C0"/>
          <table:table-cell table:style-name="C18">
            <text:p text:style-name="P1"><text:span text:style-name="T0">79 577</text:span></text:p>
          </table:table-cell>
          <table:table-cell table:style-name="C10" table:number-columns-spanned="3">
            <text:p text:style-name="P1"><text:span text:style-name="T0">690</text:span></text:p>
          </table:table-cell>
          <table:table-cell table:style-name="C10"/>
          <table:table-cell table:style-name="C10"/>
          <table:table-cell table:style-name="C10">
            <text:p text:style-name="P1"><text:span text:style-name="T0">1 131</text:span></text:p>
          </table:table-cell>
          <table:table-cell table:style-name="C8" table:number-columns-spanned="5">
            <text:p text:style-name="P3"><text:span text:style-name="T0">Encours total de la dette au 31 décembre N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7" table:number-columns-spanned="4">
            <text:p text:style-name="P1"><text:span text:style-name="T0">43,77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5">
            <text:p text:style-name="P1"><text:span text:style-name="T0">78,87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18">
            <text:p text:style-name="P1"><text:span text:style-name="T0">14 276</text:span></text:p>
          </table:table-cell>
          <table:table-cell table:style-name="C10" table:number-columns-spanned="3">
            <text:p text:style-name="P1"><text:span text:style-name="T0">124</text:span></text:p>
          </table:table-cell>
          <table:table-cell table:style-name="C10"/>
          <table:table-cell table:style-name="C10"/>
          <table:table-cell table:style-name="C10">
            <text:p text:style-name="P1"><text:span text:style-name="T0">144</text:span></text:p>
          </table:table-cell>
          <table:table-cell table:style-name="C8" table:number-columns-spanned="5">
            <text:p text:style-name="P3"><text:span text:style-name="T0">Annuité de la dette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7" table:number-columns-spanned="4">
            <text:p text:style-name="P1"><text:span text:style-name="T0">7,85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5">
            <text:p text:style-name="P1"><text:span text:style-name="T0">10,05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8">
          <table:table-cell table:style-name="C0"/>
          <table:table-cell table:style-name="C18">
            <text:p text:style-name="P1"><text:span text:style-name="T0">17 271</text:span></text:p>
          </table:table-cell>
          <table:table-cell table:style-name="C10" table:number-columns-spanned="3">
            <text:p text:style-name="P1"><text:span text:style-name="T0">150</text:span></text:p>
          </table:table-cell>
          <table:table-cell table:style-name="C10"/>
          <table:table-cell table:style-name="C10"/>
          <table:table-cell table:style-name="C10">
            <text:p text:style-name="P1"><text:span text:style-name="T0">32</text:span></text:p>
          </table:table-cell>
          <table:table-cell table:style-name="C19" table:number-columns-spanned="5">
            <text:p text:style-name="P1"><text:span text:style-name="T1">FONDS DE ROULEMENT</text:span></text:p>
          </table:table-cell>
          <table:table-cell table:style-name="C19"/>
          <table:table-cell table:style-name="C19"/>
          <table:table-cell table:style-name="C19"/>
          <table:table-cell table:style-name="C19"/>
          <table:table-cell table:style-name="C9" table:number-columns-spanned="9">
            <text:p text:style-name="P2"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7">
          <table:table-cell table:style-name="C0"/>
          <table:table-cell table:style-name="C20" table:number-columns-spanned="19">
            <text:p text:style-name="P1"><text:span text:style-name="T1">ELEMENTS DE FISCALITE DIRECTE LOCALE</text:span></text:p>
          </table:table-cell>
          <table:table-cell table:style-name="C20"/>
          <table:table-cell table:style-name="C20"/>
          <table:table-cell table:style-name="C20"/>
          <table:table-cell table:style-name="C20"/>
          <table:table-cell table:style-name="C20"/>
          <table:table-cell table:style-name="C20"/>
          <table:table-cell table:style-name="C20"/>
          <table:table-cell table:style-name="C20"/>
          <table:table-cell table:style-name="C20"/>
          <table:table-cell table:style-name="C20"/>
          <table:table-cell table:style-name="C20"/>
          <table:table-cell table:style-name="C20"/>
          <table:table-cell table:style-name="C20"/>
          <table:table-cell table:style-name="C20"/>
          <table:table-cell table:style-name="C20"/>
          <table:table-cell table:style-name="C20"/>
          <table:table-cell table:style-name="C20"/>
          <table:table-cell table:style-name="C20"/>
          <table:table-cell table:style-name="C0"/>
        </table:table-row>
        <table:table-row table:style-name="TR1">
          <table:table-cell table:style-name="C0"/>
          <table:table-cell table:style-name="C6" table:number-columns-spanned="19">
            <text:p text:style-name="P1"><text:span text:style-name="T1">Les bases imposées et les réductions (exonérations, abattements) accordées sur délibérations</text:span></text:p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0"/>
        </table:table-row>
        <table:table-row table:style-name="TR6">
          <table:table-cell table:style-name="C0"/>
          <table:table-cell table:style-name="C21" table:number-columns-spanned="5">
            <text:p text:style-name="P2"><text:span text:style-name="T3">Bases nettes imposées au profit de la commune</text:span></text:p>
          </table:table-cell>
          <table:table-cell table:style-name="C21"/>
          <table:table-cell table:style-name="C21"/>
          <table:table-cell table:style-name="C21"/>
          <table:table-cell table:style-name="C21"/>
          <table:table-cell table:style-name="C6" table:number-columns-spanned="2" table:number-rows-spanned="2">
            <text:p text:style-name="P1"><text:span text:style-name="T0">Taxe</text:span></text:p>
          </table:table-cell>
          <table:table-cell table:style-name="C6"/>
          <table:table-cell table:style-name="C5" table:number-columns-spanned="12">
            <text:p text:style-name="P2"><text:span text:style-name="T3">Réductions de base accordées sur délibérations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5">
          <table:table-cell table:style-name="C0"/>
          <table:table-cell table:style-name="C3">
            <text:p text:style-name="P2"><text:span text:style-name="T4">En milliers d'Euros</text:span></text:p>
          </table:table-cell>
          <table:table-cell table:style-name="C3" table:number-columns-spanned="3">
            <text:p text:style-name="P2"><text:span text:style-name="T4">Euros par habitant</text:span></text:p>
          </table:table-cell>
          <table:table-cell table:style-name="C3"/>
          <table:table-cell table:style-name="C3"/>
          <table:table-cell table:style-name="C3">
            <text:p text:style-name="P2"><text:span text:style-name="T4">Moyenne de la strate</text:span></text:p>
          </table:table-cell>
          <table:table-cell table:style-name="C6"/>
          <table:table-cell table:style-name="C6"/>
          <table:table-cell table:style-name="C5" table:number-columns-spanned="2">
            <text:p text:style-name="P2"><text:span text:style-name="T4">En milliers d'Euros</text:span></text:p>
          </table:table-cell>
          <table:table-cell table:style-name="C5"/>
          <table:table-cell table:style-name="C5" table:number-columns-spanned="4">
            <text:p text:style-name="P2"><text:span text:style-name="T4">Euros par habitant</text:span></text:p>
          </table:table-cell>
          <table:table-cell table:style-name="C5"/>
          <table:table-cell table:style-name="C5"/>
          <table:table-cell table:style-name="C5"/>
          <table:table-cell table:style-name="C5" table:number-columns-spanned="6">
            <text:p text:style-name="P2"><text:span text:style-name="T4">Moyenne de la strate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22">
            <text:p text:style-name="P1"><text:span text:style-name="T0">287 638</text:span></text:p>
          </table:table-cell>
          <table:table-cell table:style-name="C22" table:number-columns-spanned="3">
            <text:p text:style-name="P1"><text:span text:style-name="T0">2 495</text:span></text:p>
          </table:table-cell>
          <table:table-cell table:style-name="C22"/>
          <table:table-cell table:style-name="C22"/>
          <table:table-cell table:style-name="C22">
            <text:p text:style-name="P1"><text:span text:style-name="T0">1 308</text:span></text:p>
          </table:table-cell>
          <table:table-cell table:style-name="C23" table:number-columns-spanned="2">
            <text:p text:style-name="P3"><text:span text:style-name="T4">Taxe d'habitation (y compris THLV)</text:span></text:p>
          </table:table-cell>
          <table:table-cell table:style-name="C23"/>
          <table:table-cell table:style-name="C7" table:number-columns-spanned="2">
            <text:p text:style-name="P1"><text:span text:style-name="T0">62 185</text:span></text:p>
          </table:table-cell>
          <table:table-cell table:style-name="C7"/>
          <table:table-cell table:style-name="C7" table:number-columns-spanned="4">
            <text:p text:style-name="P1"><text:span text:style-name="T0">540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6">
            <text:p text:style-name="P1"><text:span text:style-name="T0">229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22">
            <text:p text:style-name="P1"><text:span text:style-name="T0">353 298</text:span></text:p>
          </table:table-cell>
          <table:table-cell table:style-name="C22" table:number-columns-spanned="3">
            <text:p text:style-name="P1"><text:span text:style-name="T0">3 065</text:span></text:p>
          </table:table-cell>
          <table:table-cell table:style-name="C22"/>
          <table:table-cell table:style-name="C22"/>
          <table:table-cell table:style-name="C22">
            <text:p text:style-name="P1"><text:span text:style-name="T0">1 322</text:span></text:p>
          </table:table-cell>
          <table:table-cell table:style-name="C23" table:number-columns-spanned="2">
            <text:p text:style-name="P3"><text:span text:style-name="T4">Taxe foncière sur les propriétés bâties</text:span></text:p>
          </table:table-cell>
          <table:table-cell table:style-name="C23"/>
          <table:table-cell table:style-name="C7" table:number-columns-spanned="2">
            <text:p text:style-name="P1"><text:span text:style-name="T0">0</text:span></text:p>
          </table:table-cell>
          <table:table-cell table:style-name="C7"/>
          <table:table-cell table:style-name="C7" table:number-columns-spanned="4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6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22">
            <text:p text:style-name="P1"><text:span text:style-name="T0">1 621</text:span></text:p>
          </table:table-cell>
          <table:table-cell table:style-name="C22" table:number-columns-spanned="3">
            <text:p text:style-name="P1"><text:span text:style-name="T0">14</text:span></text:p>
          </table:table-cell>
          <table:table-cell table:style-name="C22"/>
          <table:table-cell table:style-name="C22"/>
          <table:table-cell table:style-name="C22">
            <text:p text:style-name="P1"><text:span text:style-name="T0">4</text:span></text:p>
          </table:table-cell>
          <table:table-cell table:style-name="C23" table:number-columns-spanned="2">
            <text:p text:style-name="P3"><text:span text:style-name="T4">Taxe foncière sur les propriétés non bâties</text:span></text:p>
          </table:table-cell>
          <table:table-cell table:style-name="C23"/>
          <table:table-cell table:style-name="C7" table:number-columns-spanned="2">
            <text:p text:style-name="P1"><text:span text:style-name="T0">0</text:span></text:p>
          </table:table-cell>
          <table:table-cell table:style-name="C7"/>
          <table:table-cell table:style-name="C7" table:number-columns-spanned="4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6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2">
            <text:p text:style-name="P1"><text:span text:style-name="T0">0</text:span></text:p>
          </table:table-cell>
          <table:table-cell table:style-name="C22" table:number-columns-spanned="3">
            <text:p text:style-name="P1"><text:span text:style-name="T0">0</text:span></text:p>
          </table:table-cell>
          <table:table-cell table:style-name="C22"/>
          <table:table-cell table:style-name="C22"/>
          <table:table-cell table:style-name="C22">
            <text:p text:style-name="P1"><text:span text:style-name="T0">0</text:span></text:p>
          </table:table-cell>
          <table:table-cell table:style-name="C23" table:number-columns-spanned="2">
            <text:p text:style-name="P3"><text:span text:style-name="T4">Taxe additionnelle à la taxe foncière sur les propriétés non bâties</text:span></text:p>
          </table:table-cell>
          <table:table-cell table:style-name="C23"/>
          <table:table-cell table:style-name="C5" table:number-columns-spanned="2">
            <text:p text:style-name="P2"><text:span text:style-name="T4">-</text:span></text:p>
          </table:table-cell>
          <table:table-cell table:style-name="C5"/>
          <table:table-cell table:style-name="C5" table:number-columns-spanned="4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/>
          <table:table-cell table:style-name="C5" table:number-columns-spanned="6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2">
            <text:p text:style-name="P1"><text:span text:style-name="T0">0</text:span></text:p>
          </table:table-cell>
          <table:table-cell table:style-name="C22" table:number-columns-spanned="3">
            <text:p text:style-name="P1"><text:span text:style-name="T0">0</text:span></text:p>
          </table:table-cell>
          <table:table-cell table:style-name="C22"/>
          <table:table-cell table:style-name="C22"/>
          <table:table-cell table:style-name="C22">
            <text:p text:style-name="P1"><text:span text:style-name="T0">0</text:span></text:p>
          </table:table-cell>
          <table:table-cell table:style-name="C23" table:number-columns-spanned="2">
            <text:p text:style-name="P3"><text:span text:style-name="T4">Cotisation foncière des entreprises</text:span></text:p>
          </table:table-cell>
          <table:table-cell table:style-name="C23"/>
          <table:table-cell table:style-name="C7" table:number-columns-spanned="2">
            <text:p text:style-name="P1"><text:span text:style-name="T0">0</text:span></text:p>
          </table:table-cell>
          <table:table-cell table:style-name="C7"/>
          <table:table-cell table:style-name="C7" table:number-columns-spanned="4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6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6" table:number-columns-spanned="19">
            <text:p text:style-name="P1"><text:span text:style-name="T1">Les taux et les produits de la fiscalité directe locale</text:span></text:p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0"/>
        </table:table-row>
        <table:table-row table:style-name="TR6">
          <table:table-cell table:style-name="C0"/>
          <table:table-cell table:style-name="C6" table:number-columns-spanned="5">
            <text:p text:style-name="P1"><text:span text:style-name="T1">Produits des impôts locaux</text:span></text:p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7" table:number-columns-spanned="2">
            <text:p text:style-name="P1"><text:span text:style-name="T0">Taxe</text:span></text:p>
          </table:table-cell>
          <table:table-cell table:style-name="C7"/>
          <table:table-cell table:style-name="C7" table:number-columns-spanned="5">
            <text:p text:style-name="P1"><text:span text:style-name="T1">Taux voté (%)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5" table:number-columns-spanned="7">
            <text:p text:style-name="P2"><text:span text:style-name="T0">Taux moyen de la strate (%)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2">
            <text:p text:style-name="P1"><text:span text:style-name="T0">30 547</text:span></text:p>
          </table:table-cell>
          <table:table-cell table:style-name="C22" table:number-columns-spanned="3">
            <text:p text:style-name="P1"><text:span text:style-name="T0">265</text:span></text:p>
          </table:table-cell>
          <table:table-cell table:style-name="C22"/>
          <table:table-cell table:style-name="C22"/>
          <table:table-cell table:style-name="C22">
            <text:p text:style-name="P1"><text:span text:style-name="T0">275</text:span></text:p>
          </table:table-cell>
          <table:table-cell table:style-name="C23" table:number-columns-spanned="2">
            <text:p text:style-name="P3"><text:span text:style-name="T4">Taxe d'habitation (y compris THLV)</text:span></text:p>
          </table:table-cell>
          <table:table-cell table:style-name="C23"/>
          <table:table-cell table:style-name="C7" table:number-columns-spanned="5">
            <text:p text:style-name="P1"><text:span text:style-name="T0">10,62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 table:number-columns-spanned="7">
            <text:p text:style-name="P1"><text:span text:style-name="T0">21,01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2">
            <text:p text:style-name="P1"><text:span text:style-name="T0">26 003</text:span></text:p>
          </table:table-cell>
          <table:table-cell table:style-name="C22" table:number-columns-spanned="3">
            <text:p text:style-name="P1"><text:span text:style-name="T0">226</text:span></text:p>
          </table:table-cell>
          <table:table-cell table:style-name="C22"/>
          <table:table-cell table:style-name="C22"/>
          <table:table-cell table:style-name="C22">
            <text:p text:style-name="P1"><text:span text:style-name="T0">305</text:span></text:p>
          </table:table-cell>
          <table:table-cell table:style-name="C23" table:number-columns-spanned="2">
            <text:p text:style-name="P3"><text:span text:style-name="T4">Taxe foncière sur les propriétés bâties</text:span></text:p>
          </table:table-cell>
          <table:table-cell table:style-name="C23"/>
          <table:table-cell table:style-name="C7" table:number-columns-spanned="5">
            <text:p text:style-name="P1"><text:span text:style-name="T0">7,36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 table:number-columns-spanned="7">
            <text:p text:style-name="P1"><text:span text:style-name="T0">23,08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2">
            <text:p text:style-name="P1"><text:span text:style-name="T0">150</text:span></text:p>
          </table:table-cell>
          <table:table-cell table:style-name="C22" table:number-columns-spanned="3">
            <text:p text:style-name="P1"><text:span text:style-name="T0">1</text:span></text:p>
          </table:table-cell>
          <table:table-cell table:style-name="C22"/>
          <table:table-cell table:style-name="C22"/>
          <table:table-cell table:style-name="C22">
            <text:p text:style-name="P1"><text:span text:style-name="T0">1</text:span></text:p>
          </table:table-cell>
          <table:table-cell table:style-name="C23" table:number-columns-spanned="2">
            <text:p text:style-name="P3"><text:span text:style-name="T4">Taxe foncière sur les propriétés non bâties</text:span></text:p>
          </table:table-cell>
          <table:table-cell table:style-name="C23"/>
          <table:table-cell table:style-name="C7" table:number-columns-spanned="5">
            <text:p text:style-name="P1"><text:span text:style-name="T0">9,23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 table:number-columns-spanned="7">
            <text:p text:style-name="P1"><text:span text:style-name="T0">35,13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2">
            <text:p text:style-name="P1"><text:span text:style-name="T0">0</text:span></text:p>
          </table:table-cell>
          <table:table-cell table:style-name="C22" table:number-columns-spanned="3">
            <text:p text:style-name="P1"><text:span text:style-name="T0">0</text:span></text:p>
          </table:table-cell>
          <table:table-cell table:style-name="C22"/>
          <table:table-cell table:style-name="C22"/>
          <table:table-cell table:style-name="C22">
            <text:p text:style-name="P1"><text:span text:style-name="T0">0</text:span></text:p>
          </table:table-cell>
          <table:table-cell table:style-name="C23" table:number-columns-spanned="2">
            <text:p text:style-name="P3"><text:span text:style-name="T4">Taxe additionnelle à la taxe foncière sur les propriétés non bâties</text:span></text:p>
          </table:table-cell>
          <table:table-cell table:style-name="C23"/>
          <table:table-cell table:style-name="C7" table:number-columns-spanned="5">
            <text:p text:style-name="P1"><text:span text:style-name="T0">0,0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 table:number-columns-spanned="7">
            <text:p text:style-name="P1"><text:span text:style-name="T0">0,0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2">
            <text:p text:style-name="P1"><text:span text:style-name="T0">0</text:span></text:p>
          </table:table-cell>
          <table:table-cell table:style-name="C22" table:number-columns-spanned="3">
            <text:p text:style-name="P1"><text:span text:style-name="T0">0</text:span></text:p>
          </table:table-cell>
          <table:table-cell table:style-name="C22"/>
          <table:table-cell table:style-name="C22"/>
          <table:table-cell table:style-name="C22">
            <text:p text:style-name="P1"><text:span text:style-name="T0">0</text:span></text:p>
          </table:table-cell>
          <table:table-cell table:style-name="C23" table:number-columns-spanned="2">
            <text:p text:style-name="P3"><text:span text:style-name="T4">Cotisation foncière des entreprises</text:span></text:p>
          </table:table-cell>
          <table:table-cell table:style-name="C23"/>
          <table:table-cell table:style-name="C7" table:number-columns-spanned="5">
            <text:p text:style-name="P1"><text:span text:style-name="T0">0,0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 table:number-columns-spanned="7">
            <text:p text:style-name="P1"><text:span text:style-name="T0">0,0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6" table:number-columns-spanned="19">
            <text:p text:style-name="P1"><text:span text:style-name="T1">Les produits des impôts de répartition</text:span></text:p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0"/>
        </table:table-row>
        <table:table-row table:style-name="TR1">
          <table:table-cell table:style-name="C0"/>
          <table:table-cell table:style-name="C22" table:number-columns-spanned="5">
            <text:p text:style-name="P1"><text:span text:style-name="T1">Produits des impôts de répartition</text:span></text:p>
          </table:table-cell>
          <table:table-cell table:style-name="C22"/>
          <table:table-cell table:style-name="C22"/>
          <table:table-cell table:style-name="C22"/>
          <table:table-cell table:style-name="C22"/>
          <table:table-cell table:style-name="C24" table:number-columns-spanned="2">
            <text:p text:style-name="P1"><text:span text:style-name="T0">Taxe</text:span></text:p>
          </table:table-cell>
          <table:table-cell table:style-name="C24"/>
          <table:table-cell table:style-name="C5" table:number-columns-spanned="12">
            <text:p text:style-name="P2"/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2">
            <text:p text:style-name="P1"><text:span text:style-name="T0">0</text:span></text:p>
          </table:table-cell>
          <table:table-cell table:style-name="C22" table:number-columns-spanned="3">
            <text:p text:style-name="P1"><text:span text:style-name="T0">0</text:span></text:p>
          </table:table-cell>
          <table:table-cell table:style-name="C22"/>
          <table:table-cell table:style-name="C22"/>
          <table:table-cell table:style-name="C22">
            <text:p text:style-name="P1"><text:span text:style-name="T0">0</text:span></text:p>
          </table:table-cell>
          <table:table-cell table:style-name="C23" table:number-columns-spanned="2">
            <text:p text:style-name="P3"><text:span text:style-name="T4">Cotisation sur la valeur ajoutée des entreprises</text:span></text:p>
          </table:table-cell>
          <table:table-cell table:style-name="C23"/>
          <table:table-cell table:style-name="C7" table:number-columns-spanned="5">
            <text:p text:style-name="P1"><text:span text:style-name="T4">-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5" table:number-columns-spanned="7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2">
            <text:p text:style-name="P1"><text:span text:style-name="T0">0</text:span></text:p>
          </table:table-cell>
          <table:table-cell table:style-name="C22" table:number-columns-spanned="3">
            <text:p text:style-name="P1"><text:span text:style-name="T0">0</text:span></text:p>
          </table:table-cell>
          <table:table-cell table:style-name="C22"/>
          <table:table-cell table:style-name="C22"/>
          <table:table-cell table:style-name="C22">
            <text:p text:style-name="P1"><text:span text:style-name="T0">0</text:span></text:p>
          </table:table-cell>
          <table:table-cell table:style-name="C23" table:number-columns-spanned="2">
            <text:p text:style-name="P3"><text:span text:style-name="T4">Imposition forfaitaire sur les entreprises de réseau</text:span></text:p>
          </table:table-cell>
          <table:table-cell table:style-name="C23"/>
          <table:table-cell table:style-name="C7" table:number-columns-spanned="5">
            <text:p text:style-name="P1"><text:span text:style-name="T4">-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5" table:number-columns-spanned="7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2">
            <text:p text:style-name="P1"><text:span text:style-name="T0">0</text:span></text:p>
          </table:table-cell>
          <table:table-cell table:style-name="C22" table:number-columns-spanned="3">
            <text:p text:style-name="P1"><text:span text:style-name="T0">0</text:span></text:p>
          </table:table-cell>
          <table:table-cell table:style-name="C22"/>
          <table:table-cell table:style-name="C22"/>
          <table:table-cell table:style-name="C22">
            <text:p text:style-name="P1"><text:span text:style-name="T0">0</text:span></text:p>
          </table:table-cell>
          <table:table-cell table:style-name="C23" table:number-columns-spanned="2">
            <text:p text:style-name="P3"><text:span text:style-name="T4">Taxe sur les surfaces commerciales</text:span></text:p>
          </table:table-cell>
          <table:table-cell table:style-name="C23"/>
          <table:table-cell table:style-name="C7" table:number-columns-spanned="5">
            <text:p text:style-name="P1"><text:span text:style-name="T4">-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5" table:number-columns-spanned="7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1" table:number-columns-spanned="2">
            <text:p text:style-name="P0"><text:span text:style-name="T0">Source DGFIP</text:span></text:p>
          </table:table-cell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5">
            <text:p text:style-name="P4"><text:span text:style-name="T0">1</text:span></text:p>
          </table:table-cell>
          <table:table-cell table:style-name="C25">
            <text:p text:style-name="P4"><text:span text:style-name="T0">/</text:span></text:p>
          </table:table-cell>
          <table:table-cell table:style-name="C25">
            <text:p text:style-name="P4"><text:span text:style-name="T0">1</text:span></text:p>
          </table:table-cell>
          <table:table-cell table:style-name="C0"/>
          <table:table-cell table:style-name="C0"/>
        </table:table-row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</table:table>
      <table:named-expressions>
        <table:named-range table:name="JR_PAGE_ANCHOR_0_1" table:base-cell-address="$'Edition détaillée - Commune'.$A$1" table:cell-range-address="$'Edition détaillée - Commune'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55in"/>
    </style:default-style>
  </office:styles>
  <office:automatic-styles>
    <style:page-layout style:name="page_0">
      <style:page-layout-properties fo:page-width="11.6944in" fo:page-height="14.3889in" fo:margin-top="0in" fo:margin-bottom="0in" fo:margin-left="0in" fo:margin-right="0in" style:print-orientation="landscape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<office:document-meta xmlns:office="urn:oasis:names:tc:opendocument:xmlns:office:1.0" office:version="1.1"/>
</file>